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90af01" style:font-size-asian="12pt" style:font-size-complex="12pt"/>
    </style:style>
    <style:style style:name="P4" style:family="paragraph" style:parent-style-name="Standard">
      <style:text-properties fo:font-size="12pt" officeooo:rsid="00085480" officeooo:paragraph-rsid="0096c79a" style:font-size-asian="12pt" style:font-size-complex="12pt"/>
    </style:style>
    <style:style style:name="P5" style:family="paragraph" style:parent-style-name="Standard">
      <style:text-properties fo:font-size="12pt" officeooo:rsid="007a8e62" officeooo:paragraph-rsid="0096c79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592e83" officeooo:paragraph-rsid="006a9cc7" style:font-size-asian="12pt" style:font-size-complex="12pt"/>
    </style:style>
    <style:style style:name="P7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6bb1f" officeooo:paragraph-rsid="007dc468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85480" officeooo:paragraph-rsid="0096c79a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a1f7f1"/>
    </style:style>
    <style:style style:name="P11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8ffb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8ffb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4" style:family="paragraph" style:parent-style-name="Standard">
      <style:text-properties fo:font-size="12pt" fo:font-weight="bold" officeooo:rsid="006317a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592e83" officeooo:paragraph-rsid="006a9cc7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6bb1f" officeooo:paragraph-rsid="00a861f7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officeooo:rsid="0006bb1f" officeooo:paragraph-rsid="00a861f7" style:font-size-asian="12pt" style:font-size-complex="12pt"/>
    </style:style>
    <style:style style:name="P18" style:family="paragraph" style:parent-style-name="Standard">
      <style:text-properties fo:font-size="12pt" officeooo:rsid="0008710b" officeooo:paragraph-rsid="00a861f7" style:font-size-asian="12pt" style:font-size-complex="12pt"/>
    </style:style>
    <style:style style:name="P19" style:family="paragraph" style:parent-style-name="Standard">
      <style:text-properties fo:font-size="12pt" officeooo:rsid="0008710b" officeooo:paragraph-rsid="00abf92f" style:font-size-asian="12pt" style:font-size-complex="12pt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a9cc7" style:font-style-asian="italic" style:font-style-complex="italic"/>
    </style:style>
    <style:style style:name="T6" style:family="text">
      <style:text-properties fo:font-style="italic" officeooo:rsid="00892e24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7a8e62"/>
    </style:style>
    <style:style style:name="T10" style:family="text">
      <style:text-properties style:text-position="super 58%" officeooo:rsid="00a06a96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8c658" style:font-style-asian="normal" style:font-style-complex="normal"/>
    </style:style>
    <style:style style:name="T13" style:family="text">
      <style:text-properties fo:font-style="normal" officeooo:rsid="004a3a98" style:font-style-asian="normal" style:font-style-complex="normal"/>
    </style:style>
    <style:style style:name="T14" style:family="text">
      <style:text-properties fo:font-style="normal" officeooo:rsid="00892e24" style:font-style-asian="normal" style:font-style-complex="normal"/>
    </style:style>
    <style:style style:name="T15" style:family="text">
      <style:text-properties fo:font-style="normal" officeooo:rsid="009084fa" style:font-style-asian="normal" style:font-style-complex="normal"/>
    </style:style>
    <style:style style:name="T16" style:family="text">
      <style:text-properties officeooo:rsid="003f88ee"/>
    </style:style>
    <style:style style:name="T17" style:family="text">
      <style:text-properties officeooo:rsid="00424773"/>
    </style:style>
    <style:style style:name="T18" style:family="text">
      <style:text-properties officeooo:rsid="0048c658"/>
    </style:style>
    <style:style style:name="T19" style:family="text">
      <style:text-properties officeooo:rsid="004cb87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6bb1f" style:font-weight-asian="bold" style:font-weight-complex="bold"/>
    </style:style>
    <style:style style:name="T22" style:family="text">
      <style:text-properties fo:font-weight="bold" officeooo:rsid="004cb877" style:font-weight-asian="bold" style:font-weight-complex="bold"/>
    </style:style>
    <style:style style:name="T23" style:family="text">
      <style:text-properties fo:font-weight="bold" officeooo:rsid="0065251f" style:font-weight-asian="bold" style:font-weight-complex="bold"/>
    </style:style>
    <style:style style:name="T24" style:family="text">
      <style:text-properties fo:font-weight="bold" officeooo:rsid="0065f8bb" style:font-weight-asian="bold" style:font-weight-complex="bold"/>
    </style:style>
    <style:style style:name="T25" style:family="text">
      <style:text-properties fo:font-weight="bold" officeooo:rsid="006a9cc7" style:font-weight-asian="bold" style:font-weight-complex="bold"/>
    </style:style>
    <style:style style:name="T26" style:family="text">
      <style:text-properties fo:font-weight="bold" officeooo:rsid="009bb636" style:font-weight-asian="bold" style:font-weight-complex="bold"/>
    </style:style>
    <style:style style:name="T27" style:family="text">
      <style:text-properties fo:font-weight="bold" officeooo:rsid="00a00841" style:font-weight-asian="bold" style:font-weight-complex="bold"/>
    </style:style>
    <style:style style:name="T28" style:family="text">
      <style:text-properties officeooo:rsid="006a9cc7"/>
    </style:style>
    <style:style style:name="T29" style:family="text">
      <style:text-properties officeooo:rsid="00801e71"/>
    </style:style>
    <style:style style:name="T30" style:family="text">
      <style:text-properties officeooo:rsid="00810f1e"/>
    </style:style>
    <style:style style:name="T31" style:family="text">
      <style:text-properties officeooo:rsid="0084ee6a"/>
    </style:style>
    <style:style style:name="T32" style:family="text">
      <style:text-properties officeooo:rsid="00863ac4"/>
    </style:style>
    <style:style style:name="T33" style:family="text">
      <style:text-properties officeooo:rsid="0087f18f"/>
    </style:style>
    <style:style style:name="T34" style:family="text">
      <style:text-properties style:font-name="Liberation Serif" officeooo:rsid="0096c79a"/>
    </style:style>
    <style:style style:name="T35" style:family="text">
      <style:text-properties style:font-name="Liberation Serif" fo:font-style="italic" officeooo:rsid="0096c79a" style:font-style-asian="italic" style:font-style-complex="italic"/>
    </style:style>
    <style:style style:name="T36" style:family="text">
      <style:text-properties style:font-name="Liberation Serif1" officeooo:rsid="00941030" style:font-name-asian="Liberation Serif1" style:font-name-complex="Liberation Serif1"/>
    </style:style>
    <style:style style:name="T37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38" style:family="text">
      <style:text-properties style:font-name="Liberation Serif1" fo:font-weight="normal" officeooo:rsid="00a66e40" style:font-name-asian="Liberation Serif1" style:font-weight-asian="normal" style:font-name-complex="Liberation Serif1" style:font-weight-complex="normal"/>
    </style:style>
    <style:style style:name="T39" style:family="text">
      <style:text-properties style:font-name="Liberation Serif1" officeooo:rsid="0096c79a"/>
    </style:style>
    <style:style style:name="T40" style:family="text">
      <style:text-properties style:font-name="Liberation Serif1" fo:font-style="italic" officeooo:rsid="0096c79a" style:font-style-asian="italic" style:font-style-complex="italic"/>
    </style:style>
    <style:style style:name="T41" style:family="text">
      <style:text-properties officeooo:rsid="009e43e9"/>
    </style:style>
    <style:style style:name="T42" style:family="text">
      <style:text-properties officeooo:rsid="009efeae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a7122" style:font-weight-asian="normal" style:font-weight-complex="normal"/>
    </style:style>
    <style:style style:name="T45" style:family="text">
      <style:text-properties fo:font-weight="normal" officeooo:rsid="0065251f" style:font-weight-asian="normal" style:font-weight-complex="normal"/>
    </style:style>
    <style:style style:name="T46" style:family="text">
      <style:text-properties fo:font-weight="normal" officeooo:rsid="005f004d" style:font-weight-asian="normal" style:font-weight-complex="normal"/>
    </style:style>
    <style:style style:name="T47" style:family="text">
      <style:text-properties fo:font-weight="normal" officeooo:rsid="0067f527" style:font-weight-asian="normal" style:font-weight-complex="normal"/>
    </style:style>
    <style:style style:name="T48" style:family="text">
      <style:text-properties officeooo:rsid="00a06a96"/>
    </style:style>
    <style:style style:name="T49" style:family="text">
      <style:text-properties officeooo:rsid="00a66e40"/>
    </style:style>
    <style:style style:name="T50" style:family="text">
      <style:text-properties officeooo:rsid="00a861f7"/>
    </style:style>
    <style:style style:name="T51" style:family="text">
      <style:text-properties officeooo:rsid="009da5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<text:span text:style-name="T2">Œuvres</text:span> d’art présentées en début de cours / <text:span text:style-name="T50">niveau troisième</text:span></text:p>
      <text:p text:style-name="P11"/>
      <text:p text:style-name="P12"><text:span text:style-name="T36">● </text:span>2.<text:span text:style-name="T41">3</text:span> : <text:span text:style-name="T42">2</text:span><text:span text:style-name="T8">e</text:span> partie de l’année (=entre deux vacances), <text:span text:style-name="T42">troisième</text:span> semaine de cette partie</text:p>
      <text:p text:style-name="P12"/>
      <text:p text:style-name="P14"/>
      <text:p text:style-name="P16">L’art a-t-il un sens politique ?</text:p>
      <text:p text:style-name="P16"/>
      <text:p text:style-name="P19"><text:span text:style-name="T37">☐ </text:span>3.<text:span text:style-name="T51">3</text:span><text:tab/><text:span text:style-name="T39">·</text:span><text:span text:style-name="T34"> </text:span><text:span text:style-name="T3">[</text:span><text:span text:style-name="T12">ph</text:span><text:span text:style-name="T11">otographie </text:span><text:span text:style-name="T13">prise </text:span><text:span text:style-name="T11">devant </text:span><text:span text:style-name="T15">la P</text:span><text:span text:style-name="T11">orte de la </text:span><text:span text:style-name="T15">P</text:span><text:span text:style-name="T11">aix </text:span><text:span text:style-name="T15">C</text:span><text:span text:style-name="T11">éleste</text:span><text:span text:style-name="T13">]</text:span>, 2000 <text:span text:style-name="T18">(</text:span>Ai Wei Wei, 1957<text:span text:style-name="T18">)</text:span></text:p>
      <text:p text:style-name="P18"><text:span text:style-name="T37">☐ </text:span>3.<text:span text:style-name="T51">1</text:span><text:tab/><text:span text:style-name="T39">·</text:span><text:span text:style-name="T34"> </text:span><text:span text:style-name="T4">Allende Topino Lebrun</text:span>, 1974 <text:span text:style-name="T16">(</text:span>Erró, 1932-<text:span text:style-name="T16">)</text:span></text:p>
      <text:p text:style-name="P17"><text:tab/><text:span text:style-name="T39">·</text:span><text:span text:style-name="T34"> </text:span><text:span text:style-name="T4">La mort de Caius Brutus</text:span>, 1798 <text:span text:style-name="T17">(</text:span>Topino Lebrun, 1764-1801<text:span text:style-name="T17">)</text:span></text:p>
      <text:p text:style-name="P18"><text:span text:style-name="T37">☐ </text:span>3.<text:span text:style-name="T51">5</text:span><text:tab/><text:span text:style-name="T39">·</text:span><text:span text:style-name="T34"> </text:span><text:span text:style-name="T4">Les deux plateaux du Palais Royal</text:span>, 1986 <text:span text:style-name="T19">(</text:span>Daniel Buren, 1938-<text:span text:style-name="T19">) </text:span><text:span text:style-name="T22">[</text:span><text:span text:style-name="T27">c</text:span><text:span text:style-name="T22">]</text:span></text:p>
      <text:p text:style-name="P16"><text:span text:style-name="T23"/></text:p>
      <text:p text:style-name="P7">Photographies et peintures</text:p>
      <text:p text:style-name="P7"/>
      <text:p text:style-name="P4"><text:span text:style-name="T37">☐ </text:span>5.1<text:tab/><text:span text:style-name="T39">·</text:span><text:span text:style-name="T34"> </text:span><text:span text:style-name="T4">Un combat de coqs</text:span>, 1846 <text:span text:style-name="T29">(</text:span>Jean-Léon Gérôme, 1824-1904<text:span text:style-name="T29">)</text:span></text:p>
      <text:p text:style-name="P4"><text:span text:style-name="T37">☐ </text:span>5.2<text:tab/><text:span text:style-name="T39">·</text:span><text:span text:style-name="T34"> </text:span><text:span text:style-name="T3">[photographie, 1826] (</text:span>Nicéphore Niépce, 1765-1833<text:span text:style-name="T30">)</text:span></text:p>
      <text:p text:style-name="P4"><text:span text:style-name="T37">☐ </text:span>5.3<text:tab/><text:span text:style-name="T39">·</text:span><text:span text:style-name="T34"> </text:span><text:span text:style-name="T3">[diverses photographies] (</text:span>Auguste Bartholdi, 1834-1904<text:span text:style-name="T31">) </text:span><text:span text:style-name="T24">[</text:span><text:span text:style-name="T26">b</text:span><text:span text:style-name="T24">]</text:span></text:p>
      <text:p text:style-name="P4"><text:span text:style-name="T37">☐ </text:span>5.4<text:tab/><text:span text:style-name="T39">·</text:span><text:span text:style-name="T34"> </text:span><text:span text:style-name="T4">Le marché aux chevaux</text:span>, 1876 <text:span text:style-name="T32">(</text:span>Jean-Léon Gérôme, 1824-1904<text:span text:style-name="T32">) </text:span><text:span text:style-name="T24">[</text:span><text:span text:style-name="T26">b</text:span><text:span text:style-name="T24">]</text:span></text:p>
      <text:p text:style-name="P4"><text:span text:style-name="T37">☐ </text:span>5.5<text:tab/><text:span text:style-name="T39">·</text:span><text:span text:style-name="T34"> </text:span><text:span text:style-name="T3">[photographie montrant l’</text:span>intérieur de Topkapi vers1865<text:span text:style-name="T33">]</text:span></text:p>
      <text:p text:style-name="P3"><text:span text:style-name="T33"><text:tab/>(</text:span>Abdullah frères, actifs entre 1858 et 1899<text:span text:style-name="T33">)</text:span> <text:span text:style-name="T25">[</text:span><text:span text:style-name="T26">c</text:span><text:span text:style-name="T25">]</text:span></text:p>
      <text:p text:style-name="P9"><text:span text:style-name="T5"><text:tab/></text:span><text:span text:style-name="T40">·</text:span><text:span text:style-name="T35"> </text:span><text:span text:style-name="T6">Le barde noir</text:span><text:span text:style-name="T14"> dit aussi </text:span><text:span text:style-name="T6">Le barde africain</text:span><text:span text:style-name="T14">, 1888 </text:span><text:span text:style-name="T28">(Jean-Léon Gérôme, 1824-1904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5"/>
      <text:p text:style-name="P6"><text:span text:style-name="T20">[</text:span><text:span text:style-name="T26">a</text:span><text:span text:style-name="T20">]</text:span><text:span text:style-name="T43"> </text:span><text:span text:style-name="T7">Pourquoi l’art est-il plein de gens tout nus ?</text:span><text:span text:style-name="T43"> </text:span><text:span text:style-name="T44">de Susie Hodge, </text:span><text:span text:style-name="T43">aux éditions Milan (pages </text:span><text:span text:style-name="T45">12</text:span><text:span text:style-name="T43"> sqq.) </text:span><text:span text:style-name="T46">æ </text:span><text:span text:style-name="T20">[</text:span><text:span text:style-name="T26">b</text:span><text:span text:style-name="T20">]</text:span><text:span text:style-name="T43"> </text:span><text:span text:style-name="T47">catalogue « Jean-Léon Gérôme », édité à l’occasion de l’exposition « Jean-Léon Gérôme (1824-1904), L’Histoire en spectacle », p. 222 </text:span><text:span text:style-name="T20">[</text:span><text:span text:style-name="T26">c</text:span><text:span text:style-name="T20">]</text:span><text:span text:style-name="T43"> </text:span><text:span text:style-name="T47">catalogue « Jean-Léon Gérôme », édité à l’occasion de l’exposition « Jean-Léon Gérôme (1824-1904), L’Histoire en spectacle », p. 282 et p. 26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8f8d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 - 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7-04T18:15:18.985024047</dc:date>
    <meta:editing-duration>PT2H45M33S</meta:editing-duration>
    <meta:editing-cycles>107</meta:editing-cycles>
    <meta:document-statistic meta:table-count="0" meta:image-count="0" meta:object-count="0" meta:page-count="1" meta:paragraph-count="17" meta:word-count="231" meta:character-count="1362" meta:non-whitespace-character-count="1145"/>
  </office:meta>
</office:document-meta>
</file>